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31f25" draw:fill="solid" draw:fill-color="#931f25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433cm" style:use-optimal-column-width="false"/>
    </style:style>
    <style:style style:name="co2" style:family="table-column">
      <style:table-column-properties style:column-width="10.362cm" style:use-optimal-column-width="false"/>
    </style:style>
    <style:style style:name="co3" style:family="table-column">
      <style:table-column-properties style:column-width="6.9cm" style:use-optimal-column-width="false"/>
    </style:style>
    <style:style style:name="co4" style:family="table-column">
      <style:table-column-properties style:column-width="6.902cm" style:use-optimal-column-width="false"/>
    </style:style>
    <style:style style:name="ro1" style:family="table-row">
      <style:table-row-properties style:row-height="1.535cm"/>
    </style:style>
    <style:style style:name="ro2" style:family="table-row">
      <style:table-row-properties style:row-height="7.925cm"/>
    </style:style>
    <style:style style:name="ro3" style:family="table-row">
      <style:table-row-properties style:row-height="6.04cm"/>
    </style:style>
    <style:style style:name="ce1" style:family="table-cell">
      <style:graphic-properties draw:fill="solid" draw:fill-color="#931f25" style:repeat="repeat"/>
      <style:paragraph-properties fo:text-align="center" fo:border="0.03pt solid #ffffff"/>
      <style:text-properties fo:color="#ffffff"/>
    </style:style>
    <style:style style:name="ce2" style:family="table-cell">
      <style:graphic-properties draw:fill="solid" draw:fill-color="#931f25" style:repeat="repeat"/>
      <style:paragraph-properties fo:text-align="center" fo:border="0.03pt solid #ffffff"/>
      <style:text-properties fo:color="#ffffff" fo:font-size="14pt" style:font-size-asian="14pt" style:font-size-complex="14pt"/>
    </style:style>
    <style:style style:name="ce3" style:family="table-cell">
      <style:graphic-properties draw:fill="solid" draw:fill-color="#931f25" style:repeat="repeat"/>
      <style:paragraph-properties fo:text-align="center" fo:border="0.03pt solid #ffffff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draw:fill="solid" draw:fill-color="#931f25" style:repeat="repeat"/>
      <style:paragraph-properties fo:text-align="end" fo:border="0.03pt solid #ffffff"/>
      <style:text-properties fo:color="#ffffff" fo:font-size="14pt" style:font-size-asian="14pt" style:font-size-complex="14pt"/>
    </style:style>
    <style:style style:name="ce5" style:family="table-cell">
      <style:graphic-properties draw:fill="solid" draw:fill-color="#ffcccc" style:repeat="repeat"/>
      <style:paragraph-properties fo:border="0.03pt solid #ffffff"/>
    </style:style>
    <style:style style:name="ce6" style:family="table-cell">
      <style:graphic-properties draw:fill="solid" draw:fill-color="#ffcccc" style:repeat="repeat"/>
      <style:paragraph-properties fo:border="0.03pt solid #ffffff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3pt" fo:text-shadow="none" style:text-underline-style="none" fo:font-weight="bold" style:font-size-asian="43pt" style:font-weight-asian="bold" style:font-size-complex="43pt" style:font-weight-complex="bold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end"/>
      <style:text-properties fo:color="#ffffff" fo:font-size="14pt" style:font-size-asian="14pt" style:font-size-complex="14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language="fr" fo:country="FR"/>
    </style:style>
    <style:style style:name="T1" style:family="text">
      <style:text-properties fo:color="#ffffff" fo:font-size="43pt" fo:language="fr" fo:country="FR" fo:text-shadow="none" style:text-underline-style="none" fo:font-weight="bold" style:font-size-asian="43pt" style:font-weight-asian="bold" style:font-size-complex="43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7.2cm" svg:height="3.506cm" svg:x="0.2cm" svg:y="0.837cm" presentation:class="title" presentation:user-transformed="true">
          <draw:text-box>
            <text:p><text:span text:style-name="T1">Actions</text:span></text:p>
          </draw:text-box>
        </draw:frame>
        <draw:frame draw:style-name="standard" draw:layer="layout" svg:width="27.596cm" svg:height="15.5cm" svg:x="0.2cm" svg:y="5.3cm">
          <table:table table:template-name="orange" table:use-first-row-styles="true" table:use-first-column-styles="true" table:use-banding-column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3"><text:span text:style-name="T2">Court</text:span><text:span text:style-name="T3"> terme</text:span></text:p>
                <text:p text:style-name="P3"><text:span text:style-name="T3">(prochaine fois)</text:span></text:p>
              </table:table-cell>
              <table:table-cell>
                <text:p text:style-name="P3"><text:span text:style-name="T2">Long</text:span><text:span text:style-name="T3"> terme</text:span></text:p>
              </table:table-cell>
              <table:table-cell table:style-name="ce3">
                <text:p text:style-name="P3"><text:span text:style-name="T2">A conserver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3">IN</text:span></text:p>
                <text:p text:style-name="P4"><text:span text:style-name="T3">(interne à l'équipe)</text:span></text:p>
              </table:table-cell>
              <table:table-cell>
                <text:p><text:span text:style-name="T4">- Faire un point le matin et un l'après-midi</text:span></text:p>
                <text:p><text:span text:style-name="T4">- Améliorer le dépôt git</text:span></text:p>
                <text:p><text:span text:style-name="T4">- Intégrer</text:span></text:p>
                <text:p><text:span text:style-name="T4">- Mise à jour logicielle</text:span></text:p>
                <text:p><text:span text:style-name="T4">- Penser à présenter l'application sur ios/android</text:span></text:p>
                <text:p><text:span text:style-name="T4">- Rajouter lors de la présentation une interaction avec les fiches et le client</text:span></text:p>
                <text:p><text:span text:style-name="T4">- Prévenir l'intervenant au cas où le groupe ne serait pas complet</text:span></text:p>
              </table:table-cell>
              <table:table-cell>
                <text:p><text:span text:style-name="T4">- Lancement de l'application</text:span></text:p>
                <text:p><text:span text:style-name="T4">- Intégration HTML/CSS</text:span></text:p>
                <text:p><text:span text:style-name="T4">- Préparer une présentation dynamique et interactive</text:span></text:p>
                <text:p><text:span text:style-name="T4">- Préparer un support de présentation pour le dernier jour et la dernière démo</text:span></text:p>
              </table:table-cell>
              <table:table-cell table:style-name="ce6" table:number-rows-spanned="2">
                <text:p text:style-name="P5"><text:span text:style-name="T4">- Binômage</text:span></text:p>
                <text:p text:style-name="P5"><text:span text:style-name="T4">- Système de binômage</text:span></text:p>
                <text:p text:style-name="P5"><text:span text:style-name="T4">- Répartition des commit</text:span></text:p>
              </table:table-cell>
            </table:table-row>
            <table:table-row table:style-name="ro3" table:default-cell-style-name="ce6">
              <table:table-cell table:style-name="ce4">
                <text:p text:style-name="P4">OUT</text:p>
                <text:p text:style-name="P4">(externe à l'équipe)</text:p>
              </table:table-cell>
              <table:table-cell>
                <text:p text:style-name="P5"><text:span text:style-name="T4">- Changer de salle</text:span></text:p>
                <text:p text:style-name="P5"><text:span text:style-name="T4">- Meilleure connexion internet !</text:span></text:p>
                <text:p text:style-name="P5"><text:span text:style-name="T4">- Prises internet qui fonctionnent</text:span></text:p>
                <text:p text:style-name="P5"><text:span text:style-name="T4">- Poser plus de questions au client</text:span></text:p>
              </table:table-cell>
              <table:table-cell>
                <text:p text:style-name="P5"><text:span text:style-name="T4">- Formation git</text:span></text:p>
                <text:p text:style-name="P5"><text:span text:style-name="T4">- Salle pour le groupe</text:span></text:p>
                <text:p text:style-name="P5"><text:span text:style-name="T4">- Prévoir une clé USB pour les installations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2cm" svg:y="-0.136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5T16:16:10.453122518</dc:date>
    <meta:editing-duration>PT6H1M57S</meta:editing-duration>
    <meta:editing-cycles>36</meta:editing-cycles>
    <meta:generator>LibreOffice/4.2.8.2$Linux_X86_64 LibreOffice_project/420m0$Build-2</meta:generator>
    <meta:document-statistic meta:object-count="26"/>
  </office:meta>
</office:document-meta>
</file>